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in"/>
    </style:style>
    <style:style style:name="P2" style:family="paragraph" style:parent-style-name="Standard">
      <style:paragraph-properties fo:margin-top="0in" fo:margin-bottom="0.1in"/>
      <style:text-properties style:font-name="Arial"/>
    </style:style>
    <style:style style:name="P3" style:family="paragraph" style:parent-style-name="Heading_20_5">
      <style:paragraph-properties fo:margin-top="0in" fo:margin-bottom="0.1in"/>
      <style:text-properties style:font-name="Arial"/>
    </style:style>
    <style:style style:name="P4" style:family="paragraph" style:parent-style-name="Heading_20_1">
      <style:paragraph-properties fo:margin-top="0in" fo:margin-bottom="0.1in" fo:text-align="center" style:justify-single-word="false"/>
      <style:text-properties style:font-name="Arial"/>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ronoSynk Privacy Policy </text:h>
      <text:p text:style-name="P2">Protecting your private information is our priority. This Statement of Privacy applies to the www.chronosynk.com and ChronoSynk and governs data collection and usage. For the purposes of this Privacy Policy, unless otherwise noted, all references to ChronoSynk include www.chronosynk.com and ChronoSynk. The ChronoSynk website is a Social Networking site. By using the ChronoSynk website, you consent to the data practices described in this statement. </text:p>
      <text:h text:style-name="P3" text:outline-level="5">Collection of your Personal Information</text:h>
      <text:p text:style-name="P2">ChronoSynk may collect personally identifiable information, such as your name. We may gather additional personal or non-personal information in the future. </text:p>
      <text:p text:style-name="P2">Information about your computer hardware and software may be automatically collected by ChronoSynk. This information can include: your IP address, browser type, domain names, access times and referring website addresses. This information is used for the operation of the service, to maintain quality of the service, and to provide general statistics regarding use of the ChronoSynk website. </text:p>
      <text:p text:style-name="P2">Please keep in mind that if you directly disclose personally identifiable information or personally sensitive data through ChronoSynk's public message boards, this information may be collected and used by others. </text:p>
      <text:p text:style-name="P2">ChronoSynk encourages you to review the privacy statements of websites you choose to link to from ChronoSynk so that you can understand how those websites collect, use and share your information. ChronoSynk is not responsible for the privacy statements or other content on websites outside of the ChronoSynk website. </text:p>
      <text:h text:style-name="P3" text:outline-level="5">Use of your Personal Information</text:h>
      <text:p text:style-name="P2">ChronoSynk collects and uses your personal information to operate its website(s) and deliver the services you have requested. </text:p>
      <text:p text:style-name="P2">ChronoSynk may also use your personally identifiable information to inform you of other products or services available from ChronoSynk and its affiliates. ChronoSynk may also contact you via surveys to conduct research about your opinion of current services or of potential new services that may be offered. </text:p>
      <text:p text:style-name="P2">ChronoSynk does not sell, rent or lease its customer lists to third parties. </text:p>
      <text:p text:style-name="P2">ChronoSynk may share data with trusted partners to help perform statistical analysis, send you email or postal mail, provide customer support, or arrange for deliveries. All such third parties are prohibited from using your personal information except to provide these services to ChronoSynk, and they are required to maintain the confidentiality of your information. </text:p>
      <text:p text:style-name="P2">ChronoSynk will disclose your personal information, without notice, only if required to do so by law or in the good faith belief that such action is necessary to: (a) conform to the edicts of the law or comply with legal process served on ChronoSynk or the site; (b) protect and defend the rights or property of ChronoSynk; and, (c) act under exigent circumstances to protect the personal safety of users of ChronoSynk, or the public. </text:p>
      <text:h text:style-name="P3" text:outline-level="5">Use of Cookies</text:h>
      <text:p text:style-name="P2">The ChronoSynk website may use "cookies" to help you personalize your online experience. <text:soft-page-break/>A cookie is a text file that is placed on your hard disk by a web page server. Cookies cannot be used to run programs or deliver viruses to your computer. Cookies are uniquely assigned to you, and can only be read by a web server in the domain that issued the cookie to you. </text:p>
      <text:p text:style-name="P2">One of the primary purposes of cookies is to provide a convenience feature to save you time. The purpose of a cookie is to tell the Web server that you have returned to a specific page. For example, if you personalize ChronoSynk pages, or register with ChronoSynk site or services, a cookie helps ChronoSynk to recall your specific information on subsequent visits. This simplifies the process of recording your personal information, such as billing addresses, shipping addresses, and so on. When you return to the same ChronoSynk website, the information you previously provided can be retrieved, so you can easily use the ChronoSynk features that you customized. </text:p>
      <text:p text:style-name="P2">You have the ability to accept or decline cookies. Most Web browsers automatically accept cookies, but you can usually modify your browser setting to decline cookies if you prefer. If you choose to decline cookies, you may not be able to fully experience the interactive features of the ChronoSynk services or websites you visit. </text:p>
      <text:h text:style-name="P3" text:outline-level="5">Security of your Personal Information</text:h>
      <text:p text:style-name="P2">ChronoSynk secures your personal information from unauthorized access, use or disclosure. </text:p>
      <text:p text:style-name="P2">Children Under Thirteen ChronoSynk does not knowingly collect personally identifiable information from children under the age of thirteen If you are under the age of thirteen, you must ask your parent or guardian for permission to use this website. </text:p>
      <text:p text:style-name="P2">Opt-Out &amp; Unsubscribe We respect your privacy and give you an opportunity to opt-out of receiving announcements of certain information. Users may opt-out of receiving any or all communications from ChronoSynk by contacting us here: - Web page: <text:s/>- Email: <text:s/>- Phone: </text:p>
      <text:p text:style-name="P2">Changes to this Statement ChronoSynk will occasionally update this Statement of Privacy to reflect company and customer feedback. ChronoSynk encourages you to periodically review this Statement to be informed of how ChronoSynk is protecting your information.</text:p>
      <text:p text:style-name="P2">Contact Information</text:p>
      <text:p text:style-name="P2">ChronoSynk welcomes your questions or comments regarding this Statement of Privacy. If you believe that ChronoSynk has not adhered to this Statement, please contact ChronoSynk at:</text:p>
      <text:p text:style-name="P2">ChronoSynk<text:line-break/>1 College Avenue<text:line-break/>Williamsport, Pennsylvania 17701</text:p>
      <text:p text:style-name="P1"><text:span text:style-name="T1">Email Address:<text:line-break/></text:span><text:a xlink:type="simple" xlink:href="mailto:contact@chronosynk.com"><text:span text:style-name="T1">contact@chronosynk.com</text:span></text:a></text:p>
      <text:p text:style-name="P2">Telephone number:<text:line-break/>123-456-7890</text:p>
      <text:p text:style-name="P2">Effective as of November 10, 201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g </meta:initial-creator>
    <meta:creation-date>2015-10-29T19:01:14.89</meta:creation-date>
    <meta:document-statistic meta:table-count="0" meta:image-count="0" meta:object-count="0" meta:page-count="2" meta:paragraph-count="28" meta:word-count="853" meta:character-count="5569"/>
    <dc:date>2015-10-29T19:14:07.63</dc:date>
    <dc:creator>Gregg </dc:creator>
    <meta:editing-duration>PT12M52S</meta:editing-duration>
    <meta:editing-cycles>1</meta:editing-cycles>
    <meta:generator>OpenOffice/4.0.1$Win32 OpenOffice.org_project/401m5$Build-9714</meta:generator>
  </office:meta>
</office:document-meta>
</file>